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1.411cm" svg:stroke-color="#ffff00" draw:marker-start-width="4.434cm" draw:marker-end-width="4.434cm" svg:stroke-linecap="round" draw:fill="solid" draw:fill-color="#ffff00" draw:textarea-vertical-align="middle" fo:padding-top="0.83cm" fo:padding-bottom="0.83cm" fo:padding-left="0.955cm" fo:padding-right="0.9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connector draw:style-name="gr1" draw:text-style-name="P1" xml:id="id1" draw:id="id1" draw:layer="layout" draw:type="line" svg:x1="8.129cm" svg:y1="12.424cm" svg:x2="10.925cm" svg:y2="15.684cm" svg:d="M8129 12424l2796 3260">
              <text:p/>
            </draw:connector>
            <draw:connector draw:style-name="gr1" draw:text-style-name="P1" draw:layer="layout" draw:type="line" svg:x1="10.925cm" svg:y1="15.684cm" svg:x2="15.185cm" svg:y2="8.628cm" draw:start-shape="id1" draw:start-glue-point="3" svg:d="M10925 15684l4260-7056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08T19:23:12</meta:creation-date>
    <meta:generator>OpenOffice/4.1.4$Unix OpenOffice.org_project/414m5$Build-9788</meta:generator>
    <dc:date>2021-01-08T19:50:29</dc:date>
    <meta:editing-duration>PT7M52S</meta:editing-duration>
    <meta:editing-cycles>2</meta:editing-cycles>
    <meta:document-statistic meta:object-count="4"/>
  </office:meta>
</office:document-meta>
</file>